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8.186cm"/>
    </style:style>
    <style:style style:name="co4" style:family="table-column">
      <style:table-column-properties fo:break-before="auto" style:column-width="4.048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7.419cm"/>
    </style:style>
    <style:style style:name="co8" style:family="table-column">
      <style:table-column-properties fo:break-before="auto" style:column-width="3.6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1c1c1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ccff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333300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06" table:default-cell-style-name="ce1"/>
        <table:table-row table:style-name="ro1">
          <table:table-cell office:value-type="string">
            <text:p>TS0`</text:p>
          </table:table-cell>
          <table:table-cell office:value-type="string">
            <text:p>TS1`</text:p>
          </table:table-cell>
          <table:table-cell office:value-type="string">
            <text:p>TS2`</text:p>
          </table:table-cell>
          <table:table-cell office:value-type="string">
            <text:p>Tx`</text:p>
          </table:table-cell>
          <table:table-cell office:value-type="string">
            <text:p>Rd`</text:p>
          </table:table-cell>
          <table:table-cell table:style-name="ce3" office:value-type="string">
            <text:p>NTS0</text:p>
          </table:table-cell>
          <table:table-cell table:style-name="ce3" office:value-type="string">
            <text:p>NTS1</text:p>
          </table:table-cell>
          <table:table-cell table:style-name="ce3" office:value-type="string">
            <text:p>NTS2</text:p>
          </table:table-cell>
          <table:table-cell table:style-name="ce3" office:value-type="string">
            <text:p>Ntd</text:p>
          </table:table-cell>
          <table:table-cell table:style-name="ce4" office:value-type="string">
            <text:p>RS0`</text:p>
          </table:table-cell>
          <table:table-cell table:style-name="ce4" office:value-type="string">
            <text:p>RS1`</text:p>
          </table:table-cell>
          <table:table-cell table:style-name="ce4" office:value-type="string">
            <text:p>RS2`</text:p>
          </table:table-cell>
          <table:table-cell table:style-name="ce4" office:value-type="string">
            <text:p>Rx`</text:p>
          </table:table-cell>
          <table:table-cell table:style-name="ce4" office:value-type="string">
            <text:p>Td`</text:p>
          </table:table-cell>
          <table:table-cell table:style-name="ce3" office:value-type="string">
            <text:p>NRS0</text:p>
          </table:table-cell>
          <table:table-cell table:style-name="ce3" office:value-type="string">
            <text:p>NRS1</text:p>
          </table:table-cell>
          <table:table-cell table:style-name="ce3" office:value-type="string">
            <text:p>NRS2</text:p>
          </table:table-cell>
          <table:table-cell table:style-name="ce3" office:value-type="string">
            <text:p>Nrd</text:p>
          </table:table-cell>
          <table:table-cell table:number-columns-repeated="1006"/>
        </table:table-row>
        <table:table-row table:style-name="ro1"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4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table:number-columns-repeated="4" table:style-name="Default" office:value-type="string">
            <text:p>-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5"/>
          <table:table-cell office:value-type="string">
            <text:p>(~TS2)*(TS0*(~TS1)+(~TS0)*TS1*Tx)</text:p>
          </table:table-cell>
          <table:table-cell office:value-type="string">
            <text:p>TS2+TS1*((~TX)+TS0*(~TS2))+TS0*(Rd+(~TX))</text:p>
          </table:table-cell>
          <table:table-cell office:value-type="string">
            <text:p>(~TS0)*(~TS1)*(~TS2)</text:p>
          </table:table-cell>
          <table:table-cell office:value-type="string">
            <text:p>~(TS0xorTS1)*Tx</text:p>
          </table:table-cell>
          <table:table-cell table:number-columns-repeated="5"/>
          <table:table-cell office:value-type="string">
            <text:p>RS1*RS2*RX*_TD</text:p>
          </table:table-cell>
          <table:table-cell office:value-type="string">
            <text:p>RS0+(RS1xorRS2)+(_RX+_TD)*(RS1+RS2)</text:p>
          </table:table-cell>
          <table:table-cell office:value-type="float" office:value="1">
            <text:p>1</text:p>
          </table:table-cell>
          <table:table-cell office:value-type="string">
            <text:p>~(RS1*RS2*TD*TX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number-columns-repeated="4" office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>
            <text:p>AND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F13:.R13])"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string">
            <text:p>OR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F14:.R14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string">
            <text:p>XOR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F15:.R15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INVERTER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F16:.R16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INVERTED</text:p>
          </table:table-cell>
          <table:table-cell table:number-columns-repeated="4"/>
          <table:table-cell office:value-type="string">
            <text:p>TS2</text:p>
          </table:table-cell>
          <table:table-cell office:value-type="string">
            <text:p>TS1</text:p>
          </table:table-cell>
          <table:table-cell office:value-type="string">
            <text:p>TX</text:p>
          </table:table-cell>
          <table:table-cell office:value-type="string">
            <text:p>TS0</text:p>
          </table:table-cell>
          <table:table-cell table:number-columns-repeated="5"/>
          <table:table-cell office:value-type="string">
            <text:p>RS0</text:p>
          </table:table-cell>
          <table:table-cell office:value-type="string">
            <text:p>RS1</text:p>
          </table:table-cell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8/11/2015</text:date>, <text:time>23:3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Folbort</meta:initial-creator>
    <meta:creation-date>2015-11-08T16:01:50.14</meta:creation-date>
    <dc:date>2015-11-08T23:31:53.75</dc:date>
    <dc:creator>Ivan Folbort</dc:creator>
    <meta:editing-duration>PT6H40M</meta:editing-duration>
    <meta:editing-cycles>3</meta:editing-cycles>
    <meta:generator>OpenOffice/4.1.2$Win32 OpenOffice.org_project/412m3$Build-9782</meta:generator>
    <meta:document-statistic meta:table-count="3" meta:cell-count="207" meta:object-count="0"/>
  </office:meta>
</office:document-meta>
</file>